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eComponent.isExchangeWithConsumerOkay( ServiceEndpoint endpoint ,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mponent.getLif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mponent.resolveEndpointReference( DocumentFragment e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mponent.isExchangeWithProviderOkay( ServiceEndpoint endpoint ,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mponent.Ode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mponent.getServiceDescription( ServiceEndpoint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mponent.getServiceUni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